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 style:use-optimal-column-width="true"/>
    </style:style>
    <style:style style:name="co3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A3]" style:apply-style-name="cf1" style:base-cell-address="Tabelle1.C3"/>
    </style:style>
    <style:style style:name="ce5" style:family="table-cell">
      <style:map style:condition="of:cell-content()!=[.A35]" style:apply-style-name="cf1" style:base-cell-address="Tabelle1.C35"/>
    </style:style>
    <style:style style:name="ce6" style:family="table-cell">
      <style:map style:condition="of:cell-content()!=[.B3]" style:apply-style-name="cf2" style:base-cell-address="Tabelle1.D3"/>
    </style:style>
    <style:style style:name="ce7" style:family="table-cell">
      <style:map style:condition="of:cell-content()!=[.B35]" style:apply-style-name="cf2" style:base-cell-address="Tabelle1.D3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2">
            <text:p>Version 1</text:p>
          </table:table-cell>
          <table:covered-table-cell/>
          <table:table-cell office:value-type="string" table:number-columns-spanned="2" table:number-rows-spanned="1" table:style-name="ce2">
            <text:p>Version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3">
            <text:p>Method</text:p>
          </table:table-cell>
          <table:table-cell office:value-type="string" table:style-name="ce3">
            <text:p>URL</text:p>
          </table:table-cell>
          <table:table-cell office:value-type="string" table:style-name="ce3">
            <text:p>Method2</text:p>
          </table:table-cell>
          <table:table-cell office:value-type="string" table:style-name="ce3">
            <text:p>URL3</text:p>
          </table:table-cell>
          <table:table-cell office:value-type="string" table:style-name="ce3">
            <text:p>Additional com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Attribute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DELETE</text:p>
          </table:table-cell>
          <table:table-cell office:value-type="string" table:style-name="ce6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Group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Group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Groups/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Groups/Not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Attribute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DELETE</text:p>
          </table:table-cell>
          <table:table-cell office:value-type="string" table:style-name="ce6">
            <text:p>AttributeType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4">
            <text:p>MOVE</text:p>
          </table:table-cell>
          <table:table-cell office:value-type="string" table:style-name="ce6">
            <text:p>AttributeType/{id}/ConvertToItemType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4">
            <text:p>GET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Types/CorrespondingValuesOf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Types/For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AttributeTyp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ConfigurationI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DELETE</text:p>
          </table:table-cell>
          <table:table-cell office:value-type="string" table:style-name="ce6">
            <text:p>ConfigurationItem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4">
            <text:p>GET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/{id}/Connec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/{id}/Connections/ToLow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/{id}/Connections/ToUpp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4">
            <text:p>GET</text:p>
          </table:table-cell>
          <table:table-cell table:style-name="ce6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4">
            <text:p>GET</text:p>
          </table:table-cell>
          <table:table-cell table:style-name="ce6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/{itemId}/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4">
            <text:p>POST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4">
            <text:p>GET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4">
            <text:p>GET</text:p>
          </table:table-cell>
          <table:table-cell table:style-name="ce6"/>
          <table:table-cell office:value-type="string" table:style-name="ce1">
            <text:p>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s/{ids}</text:p>
          </table:table-cell>
          <table:table-cell office:value-type="string" table:style-name="ce1">
            <text:p>New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4">
            <text:p>GET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s/Available/{ruleId}/{itemsToConnect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s/ByTypes/{typeIds}/Full</text:p>
          </table:table-cell>
          <table:table-cell office:value-type="string" table:style-name="ce6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s/ByTypes/{typeIds}</text:p>
          </table:table-cell>
          <table:table-cell office:value-type="string" table:style-name="ce6">
            <text:p>Changed URL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s/Connectable/{rule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s/ConnectableAsLow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s/ConnectableAsUpp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/{id}/Search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4">
            <text:p>GET</text:p>
          </table:table-cell>
          <table:table-cell table:style-name="ce6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figurationItem/{id}/Search/Neighbor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Conne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DELETE</text:p>
          </table:table-cell>
          <table:table-cell office:value-type="string" table:style-name="ce6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/upperItem/{upperItem}/connectionType/{connType}/lowerItem/{lowerItem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Connection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DELETE</text:p>
          </table:table-cell>
          <table:table-cell office:value-type="string" table:style-name="ce6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/{id}/Connection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/upperItemType/{upper}/connectionType/{conn}/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s/ForLow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s/ForUpp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s/ForUpperItemType/{upper}/For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Rul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s</text:p>
          </table:table-cell>
          <table:table-cell office:value-type="string" table:style-name="ce1">
            <text:p>New for migration: 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Connecti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DELETE</text:p>
          </table:table-cell>
          <table:table-cell office:value-type="string" table:style-name="ce6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ConnectionTypes/AllowedDownward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ConvertFileTo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ImportData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ItemAttribute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4">
            <text:p>PUT</text:p>
          </table:table-cell>
          <table:table-cell table:style-name="ce6"/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4">
            <text:p>DELETE</text:p>
          </table:table-cell>
          <table:table-cell table:style-name="ce6"/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4">
            <text:p>POST</text:p>
          </table:table-cell>
          <table:table-cell table:style-name="ce6"/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4">
            <text:p>DELETE</text:p>
          </table:table-cell>
          <table:table-cell table:style-name="ce6"/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Item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Item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ItemTypes/ForLower/{low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ItemTypes/ForUpper/{upp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Item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ItemTypes/ByAllowed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Meta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4">
            <text:p>GET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4">
            <text:p>POST</text:p>
          </table:table-cell>
          <table:table-cell office:value-type="string" table:style-name="ce6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4">
            <text:p>PUT</text:p>
          </table:table-cell>
          <table:table-cell office:value-type="string" table:style-name="ce6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4">
            <text:p>DELETE</text:p>
          </table:table-cell>
          <table:table-cell office:value-type="string" table:style-name="ce6">
            <text:p>User/{domain}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4">
            <text:p>DELETE</text:p>
          </table:table-cell>
          <table:table-cell office:value-type="string" table:style-name="ce6">
            <text:p>User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User/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User/R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4">
            <text:p>GET</text:p>
          </table:table-cell>
          <table:table-cell office:value-type="string" table:style-name="ce6">
            <text:p>Us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4">
            <text:p>POST</text:p>
          </table:table-cell>
          <table:table-cell table:style-name="ce6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4">
            <text:p>GET</text:p>
          </table:table-cell>
          <table:table-cell table:style-name="ce6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number-rows-repeated="1048465" table:style-name="ro1">
          <table:table-cell table:number-columns-repeated="16384"/>
        </table:table-row>
      </table:table>
      <table:database-ranges>
        <table:database-range table:target-range-address="Tabelle1.A2:Tabelle1.E111" table:name="Tabelle2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Deprecated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Not yet implemente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E699"/>
    </style:style>
    <style:style style:name="cf2" style:family="table-cell" style:data-style-name="N0">
      <style:table-cell-properties fo:background-color="#FFF2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Michael</meta:initial-creator>
    <dc:creator>Michael</dc:creator>
    <meta:creation-date>2020-08-30T16:22:06Z</meta:creation-date>
    <dc:date>2020-09-02T06:02:57Z</dc:date>
    <meta:editing-duration>PT0S</meta:editing-duration>
  </office:meta>
</office:document-meta>
</file>